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156b8" officeooo:paragraph-rsid="000156b8"/>
    </style:style>
    <style:style style:name="P2" style:family="paragraph" style:parent-style-name="Standard">
      <style:text-properties style:font-name="Arial" officeooo:rsid="000156b8" officeooo:paragraph-rsid="000bd8f2"/>
    </style:style>
    <style:style style:name="P3" style:family="paragraph" style:parent-style-name="Standard">
      <style:text-properties style:font-name="Arial" officeooo:rsid="00035dc3" officeooo:paragraph-rsid="00035dc3"/>
    </style:style>
    <style:style style:name="P4" style:family="paragraph" style:parent-style-name="Standard">
      <style:text-properties style:font-name="Arial" officeooo:rsid="00062e7b" officeooo:paragraph-rsid="00062e7b"/>
    </style:style>
    <style:style style:name="P5" style:family="paragraph" style:parent-style-name="Standard">
      <style:text-properties style:font-name="Arial" officeooo:rsid="000236db" officeooo:paragraph-rsid="000236db"/>
    </style:style>
    <style:style style:name="P6" style:family="paragraph" style:parent-style-name="Standard">
      <style:text-properties style:font-name="Arial" officeooo:rsid="000a7c6a" officeooo:paragraph-rsid="000a7c6a" style:font-name-complex="Lohit Devanagari"/>
    </style:style>
    <style:style style:name="P7" style:family="paragraph" style:parent-style-name="Standard">
      <style:text-properties style:font-name="Arial" officeooo:rsid="000a7c6a" officeooo:paragraph-rsid="001e1d91" style:font-name-complex="Lohit Devanagari"/>
    </style:style>
    <style:style style:name="P8" style:family="paragraph" style:parent-style-name="Standard">
      <style:text-properties style:font-name="Arial" officeooo:rsid="001e1d91" officeooo:paragraph-rsid="001e1d91" style:font-name-complex="Lohit Devanagari"/>
    </style:style>
    <style:style style:name="P9" style:family="paragraph" style:parent-style-name="Standard">
      <style:text-properties style:font-name="Arial" officeooo:rsid="00183c10" officeooo:paragraph-rsid="00183c10"/>
    </style:style>
    <style:style style:name="P10" style:family="paragraph" style:parent-style-name="Standard">
      <style:text-properties style:font-name="Arial" officeooo:rsid="0019d0f2" officeooo:paragraph-rsid="0019d0f2"/>
    </style:style>
    <style:style style:name="P11" style:family="paragraph" style:parent-style-name="Standard">
      <style:text-properties style:font-name="Arial" officeooo:rsid="001bb4dc" officeooo:paragraph-rsid="001bb4dc"/>
    </style:style>
    <style:style style:name="P12" style:family="paragraph" style:parent-style-name="Standard">
      <style:text-properties style:font-name="Arial" officeooo:rsid="001bcdf1" officeooo:paragraph-rsid="001bcdf1"/>
    </style:style>
    <style:style style:name="P13" style:family="paragraph" style:parent-style-name="Standard">
      <style:text-properties style:font-name="Arial" officeooo:rsid="001c5128" officeooo:paragraph-rsid="001c5128"/>
    </style:style>
    <style:style style:name="P14" style:family="paragraph" style:parent-style-name="Standard">
      <style:text-properties style:font-name="Arial" officeooo:rsid="001e1d91" officeooo:paragraph-rsid="001e1d91"/>
    </style:style>
    <style:style style:name="P15" style:family="paragraph" style:parent-style-name="Standard">
      <style:text-properties officeooo:paragraph-rsid="001bb4dc"/>
    </style:style>
    <style:style style:name="P16" style:family="paragraph" style:parent-style-name="Text_20_body">
      <style:text-properties officeooo:paragraph-rsid="001c5128"/>
    </style:style>
    <style:style style:name="P17" style:family="paragraph" style:parent-style-name="Heading_20_1">
      <style:paragraph-properties fo:padding="0.049cm" fo:border-left="none" fo:border-right="none" fo:border-top="none" fo:border-bottom="0.06pt solid #50938a"/>
    </style:style>
    <style:style style:name="P18" style:family="paragraph" style:parent-style-name="Heading_20_1">
      <style:paragraph-properties fo:padding="0.049cm" fo:border-left="none" fo:border-right="none" fo:border-top="none" fo:border-bottom="0.06pt solid #50938a">
        <style:tab-stops/>
      </style:paragraph-properties>
      <style:text-properties fo:color="#5eb91e" officeooo:paragraph-rsid="00154ffb"/>
    </style:style>
    <style:style style:name="P19" style:family="paragraph" style:parent-style-name="Heading_20_1">
      <style:paragraph-properties fo:padding="0.049cm" fo:border-left="none" fo:border-right="none" fo:border-top="none" fo:border-bottom="0.06pt solid #50938a"/>
      <style:text-properties style:font-name-complex="Lohit Devanagari"/>
    </style:style>
    <style:style style:name="P20" style:family="paragraph" style:parent-style-name="Heading_20_1">
      <style:paragraph-properties fo:padding="0.049cm" fo:border-left="none" fo:border-right="none" fo:border-top="none" fo:border-bottom="0.06pt solid #50938a"/>
      <style:text-properties officeooo:paragraph-rsid="001e1d91" style:font-name-complex="Lohit Devanagari"/>
    </style:style>
    <style:style style:name="P21" style:family="paragraph" style:parent-style-name="Heading_20_1">
      <style:paragraph-properties fo:padding="0.049cm" fo:border-left="none" fo:border-right="none" fo:border-top="none" fo:border-bottom="0.06pt solid #50938a"/>
      <style:text-properties officeooo:paragraph-rsid="002c59cb"/>
    </style:style>
    <style:style style:name="P22" style:family="paragraph" style:parent-style-name="Heading_20_2">
      <style:text-properties officeooo:rsid="001c5128" officeooo:paragraph-rsid="001c5128"/>
    </style:style>
    <style:style style:name="P23" style:family="paragraph" style:parent-style-name="Standard">
      <style:text-properties style:font-name="Arial" officeooo:rsid="000a3784" officeooo:paragraph-rsid="00035dc3"/>
    </style:style>
    <style:style style:name="P24" style:family="paragraph" style:parent-style-name="Standard">
      <style:text-properties style:font-name="Arial" officeooo:rsid="001c5128" officeooo:paragraph-rsid="001c5128"/>
    </style:style>
    <style:style style:name="P25" style:family="paragraph" style:parent-style-name="Standard" style:list-style-name="L1">
      <style:text-properties style:font-name="Arial" officeooo:rsid="001c5128" officeooo:paragraph-rsid="001c5128"/>
    </style:style>
    <style:style style:name="P26" style:family="paragraph" style:parent-style-name="Standard">
      <style:text-properties style:font-name="Arial" officeooo:rsid="001c5128" officeooo:paragraph-rsid="00062e7b"/>
    </style:style>
    <style:style style:name="P27" style:family="paragraph" style:parent-style-name="Standard">
      <style:text-properties style:font-name="Arial" officeooo:rsid="001c5128" officeooo:paragraph-rsid="002a09df"/>
    </style:style>
    <style:style style:name="P28" style:family="paragraph" style:parent-style-name="Standard">
      <style:text-properties style:font-name="Arial" officeooo:rsid="001e1d91" officeooo:paragraph-rsid="001e1d91" style:font-name-complex="Lohit Devanagari"/>
    </style:style>
    <style:style style:name="P29" style:family="paragraph" style:parent-style-name="Standard">
      <style:text-properties style:font-name="Arial" officeooo:rsid="001e1d91" officeooo:paragraph-rsid="002b2d60" style:font-name-complex="Lohit Devanagari"/>
    </style:style>
    <style:style style:name="P30" style:family="paragraph" style:parent-style-name="Standard">
      <style:text-properties style:font-name="Arial" officeooo:rsid="002b2d60" officeooo:paragraph-rsid="002b2d60" style:font-name-complex="Lohit Devanagari"/>
    </style:style>
    <style:style style:name="P31" style:family="paragraph" style:parent-style-name="Standard">
      <style:text-properties style:font-name="Arial" officeooo:rsid="000a7c6a" officeooo:paragraph-rsid="001e1d91" style:font-name-complex="Lohit Devanagari"/>
    </style:style>
    <style:style style:name="P32" style:family="paragraph" style:parent-style-name="Standard">
      <style:text-properties style:font-name="Arial" officeooo:rsid="002c201c" officeooo:paragraph-rsid="002c201c" style:font-name-complex="Lohit Devanagari"/>
    </style:style>
    <style:style style:name="P33" style:family="paragraph" style:parent-style-name="Standard">
      <style:text-properties style:font-name="Arial" officeooo:rsid="002c59cb" officeooo:paragraph-rsid="002c59cb" style:font-name-complex="Lohit Devanagari"/>
    </style:style>
    <style:style style:name="P34" style:family="paragraph" style:parent-style-name="Standard">
      <style:text-properties style:font-name="Arial" officeooo:rsid="000156b8" officeooo:paragraph-rsid="002c59cb" style:font-name-complex="Lohit Devanagari"/>
    </style:style>
    <style:style style:name="P35" style:family="paragraph" style:parent-style-name="Standard">
      <style:text-properties style:font-name="Arial" officeooo:rsid="002c681b" officeooo:paragraph-rsid="002c681b" style:font-name-complex="Lohit Devanagari"/>
    </style:style>
    <style:style style:name="P36" style:family="paragraph" style:parent-style-name="Standard">
      <style:text-properties style:font-name="Arial" officeooo:rsid="002ce73d" officeooo:paragraph-rsid="002ce73d" style:font-name-complex="Lohit Devanagari"/>
    </style:style>
    <style:style style:name="P37" style:family="paragraph" style:parent-style-name="Standard" style:list-style-name="L3">
      <style:text-properties style:font-name="Arial" officeooo:rsid="002ce73d" officeooo:paragraph-rsid="002ce73d" style:font-name-complex="Lohit Devanagari"/>
    </style:style>
    <style:style style:name="P38" style:family="paragraph" style:parent-style-name="Standard">
      <style:text-properties style:font-name="Arial" officeooo:rsid="002a09df" officeooo:paragraph-rsid="002a09df"/>
    </style:style>
    <style:style style:name="P39" style:family="paragraph" style:parent-style-name="Standard">
      <style:text-properties style:font-name="Arial" officeooo:rsid="001e1d91" officeooo:paragraph-rsid="001e1d91"/>
    </style:style>
    <style:style style:name="P40" style:family="paragraph" style:parent-style-name="Standard">
      <style:text-properties style:font-name="Arial" officeooo:rsid="000156b8" officeooo:paragraph-rsid="000bd8f2"/>
    </style:style>
    <style:style style:name="P41" style:family="paragraph" style:parent-style-name="Standard">
      <style:text-properties style:font-name="Arial" officeooo:rsid="002ce73d" officeooo:paragraph-rsid="002ce73d"/>
    </style:style>
    <style:style style:name="P42" style:family="paragraph" style:parent-style-name="Standard">
      <style:text-properties style:font-name="Arial" officeooo:rsid="002e1eb9" officeooo:paragraph-rsid="002e1eb9"/>
    </style:style>
    <style:style style:name="P43" style:family="paragraph" style:parent-style-name="Standard">
      <style:text-properties style:font-name="Arial" officeooo:rsid="002f3573" officeooo:paragraph-rsid="002f3573"/>
    </style:style>
    <style:style style:name="P44" style:family="paragraph" style:parent-style-name="Standard">
      <style:text-properties officeooo:paragraph-rsid="002a09df"/>
    </style:style>
    <style:style style:name="P45" style:family="paragraph" style:parent-style-name="Standard" style:list-style-name="L2">
      <style:text-properties officeooo:paragraph-rsid="002a855c"/>
    </style:style>
    <style:style style:name="P46" style:family="paragraph" style:parent-style-name="Standard">
      <style:text-properties officeooo:paragraph-rsid="002b2d60"/>
    </style:style>
    <style:style style:name="P47" style:family="paragraph" style:parent-style-name="Standard">
      <style:paragraph-properties fo:break-before="page"/>
      <style:text-properties style:font-name="Arial" officeooo:rsid="001e1d91" officeooo:paragraph-rsid="001e1d91" style:font-name-complex="Lohit Devanagari"/>
    </style:style>
    <style:style style:name="T1" style:family="text">
      <style:text-properties officeooo:rsid="00022972"/>
    </style:style>
    <style:style style:name="T2" style:family="text">
      <style:text-properties officeooo:rsid="00035dc3"/>
    </style:style>
    <style:style style:name="T3" style:family="text">
      <style:text-properties style:font-name="Arial" officeooo:rsid="001bb4dc"/>
    </style:style>
    <style:style style:name="T4" style:family="text">
      <style:text-properties style:font-name="Arial" fo:font-style="italic" officeooo:rsid="001bb4dc" style:font-style-asian="italic" style:font-style-complex="italic"/>
    </style:style>
    <style:style style:name="T5" style:family="text">
      <style:text-properties style:font-name="Arial" fo:font-style="normal" officeooo:rsid="001bb4dc" style:font-style-asian="normal" style:font-style-complex="normal"/>
    </style:style>
    <style:style style:name="T6" style:family="text">
      <style:text-properties style:font-name="Arial" fo:font-style="normal" officeooo:rsid="001bcdf1" style:font-style-asian="normal" style:font-style-complex="normal"/>
    </style:style>
    <style:style style:name="T7" style:family="text">
      <style:text-properties style:font-name="Arial" officeooo:rsid="002a09df"/>
    </style:style>
    <style:style style:name="T8" style:family="text">
      <style:text-properties style:font-name="Arial" officeooo:rsid="001e1d91" style:font-name-complex="Lohit Devanagari"/>
    </style:style>
    <style:style style:name="T9" style:family="text">
      <style:text-properties style:font-name="Liberation Sans" fo:font-size="18.2000007629395pt" fo:font-weight="bold" officeooo:rsid="000bd8f2" style:font-name-asian="Noto Sans CJK SC" style:font-size-asian="18.2000007629395pt" style:font-weight-asian="bold" style:font-size-complex="18.2000007629395pt" style:font-weight-complex="bold"/>
    </style:style>
    <style:style style:name="T10" style:family="text">
      <style:text-properties style:font-name="Liberation Sans" fo:font-size="28pt" fo:font-weight="bold" officeooo:rsid="00183c10" style:font-name-asian="Noto Sans CJK SC" style:font-size-asian="28pt" style:font-weight-asian="bold" style:font-name-complex="Lohit Devanagari" style:font-size-complex="28pt" style:font-weight-complex="bold"/>
    </style:style>
    <style:style style:name="T11" style:family="text">
      <style:text-properties fo:font-weight="bold" style:font-weight-asian="bold" style:font-weight-complex="bold"/>
    </style:style>
    <style:style style:name="T12" style:family="text">
      <style:text-properties fo:color="#5eb91e"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13" style:family="text">
      <style:text-properties fo:color="#5eb91e" style:font-name="Liberation Sans" fo:font-size="18.2000007629395pt" fo:font-weight="bold" officeooo:rsid="000bd8f2" style:font-name-asian="Noto Sans CJK SC" style:font-size-asian="18.2000007629395pt" style:font-weight-asian="bold" style:font-name-complex="Lohit Devanagari" style:font-size-complex="18.2000007629395pt" style:font-weight-complex="bold"/>
    </style:style>
    <style:style style:name="T14" style:family="text">
      <style:text-properties fo:color="#5eb91e" style:font-name="Liberation Sans" fo:font-size="18.2000007629395pt" fo:font-weight="bold" officeooo:rsid="00183c10" style:font-name-asian="Noto Sans CJK SC" style:font-size-asian="18.2000007629395pt" style:font-weight-asian="bold" style:font-name-complex="Lohit Devanagari" style:font-size-complex="18.2000007629395pt" style:font-weight-complex="bold"/>
    </style:style>
    <style:style style:name="T15" style:family="text">
      <style:text-properties fo:color="#5eb91e" style:font-name="Liberation Sans" fo:font-size="18.2000007629395pt" fo:font-weight="bold" officeooo:rsid="0019d0f2" style:font-name-asian="Noto Sans CJK SC" style:font-size-asian="18.2000007629395pt" style:font-weight-asian="bold" style:font-name-complex="Lohit Devanagari" style:font-size-complex="18.2000007629395pt" style:font-weight-complex="bold"/>
    </style:style>
    <style:style style:name="T16" style:family="text">
      <style:text-properties fo:color="#5eb91e" style:font-name="Liberation Sans" fo:font-size="18.2000007629395pt" fo:font-weight="bold" officeooo:rsid="002c59cb" style:font-name-asian="Noto Sans CJK SC" style:font-size-asian="18.2000007629395pt" style:font-weight-asian="bold" style:font-name-complex="Lohit Devanagari" style:font-size-complex="18.2000007629395pt" style:font-weight-complex="bold"/>
    </style:style>
    <style:style style:name="T17" style:family="text">
      <style:text-properties fo:color="#5eb91e" style:font-name="Liberation Sans" fo:font-size="18.2000007629395pt" fo:font-weight="bold" officeooo:rsid="001c5128" style:font-name-asian="Noto Sans CJK SC" style:font-size-asian="18.2000007629395pt" style:font-weight-asian="bold" style:font-size-complex="18.2000007629395pt" style:font-weight-complex="bold"/>
    </style:style>
    <style:style style:name="T18" style:family="text">
      <style:text-properties fo:color="#5eb91e" style:font-name="Liberation Sans" fo:font-size="18.2000007629395pt" fo:font-weight="bold" officeooo:rsid="001e1d91" style:font-name-asian="Noto Sans CJK SC" style:font-size-asian="18.2000007629395pt" style:font-weight-asian="bold" style:font-size-complex="18.2000007629395pt" style:font-weight-complex="bold"/>
    </style:style>
    <style:style style:name="T19" style:family="text">
      <style:text-properties officeooo:rsid="00183c10"/>
    </style:style>
    <style:style style:name="T20" style:family="text">
      <style:text-properties fo:font-weight="normal" style:font-weight-asian="normal" style:font-weight-complex="normal"/>
    </style:style>
    <style:style style:name="T21" style:family="text">
      <style:text-properties officeooo:rsid="001c5128"/>
    </style:style>
    <style:style style:name="T22" style:family="text">
      <style:text-properties officeooo:rsid="002a09df"/>
    </style:style>
    <style:style style:name="T23" style:family="text">
      <style:text-properties officeooo:rsid="002ce73d"/>
    </style:style>
    <style:style style:name="T24" style:family="text">
      <style:text-properties officeooo:rsid="002e1eb9"/>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 <text:span text:style-name="T10">Mercredi</text:span> <text:span text:style-name="T19">7</text:span> décembre </text:p>
      <text:p text:style-name="P1">Atelier du <text:span text:style-name="T19">7</text:span> décembre <text:span text:style-name="T1">à Diohine, dans une salle de l’école primaire : </text:span></text:p>
      <text:p text:style-name="P43"/>
      <text:h text:style-name="P18" text:outline-level="1">Lancement de l’atelier <text:span text:style-name="T19">de la journée</text:span> </text:h>
      <text:p text:style-name="P5"><text:span text:style-name="T2">É</text:span>tienne <text:span text:style-name="T19">ouvre </text:span><text:span text:style-name="T22">la séance </text:span><text:span text:style-name="T19">sur l’utilisation d’un modèle de simulation : le modèle est un assemblage de mécanismes </text:span><text:span text:style-name="T22">qui capturent la connaissance qui méerge des questions et des concertations entre acteurs.</text:span></text:p>
      <text:p text:style-name="P5"/>
      <text:p text:style-name="P5"/>
      <text:p text:style-name="P9">Métaphore de la voiture :</text:p>
      <text:p text:style-name="P9">- on n’est pas obligé de savoir comment fonctionne le moteur d’une voiture pour la conduire</text:p>
      <text:p text:style-name="P9">- on peut néanmoins ouvrir le capot et changer des choses pour mieux régler son fonctionnement («tourner les boulons»)</text:p>
      <text:p text:style-name="P9"/>
      <text:p text:style-name="P9">Métaphore du film</text:p>
      <text:p text:style-name="P9">- les données d’entrées et les paramètres décrivent des scénarios. Plusieurs variantes de scénarios peuvent être « écrites » </text:p>
      <text:p text:style-name="P9">- l’exécution du modèle représente la réalisation du film : on déroule le scénario qui est fixé et on filme ce qui se produit</text:p>
      <text:p text:style-name="P9">- les résultats sont les films eux-mêmes. Ils sont potentiellement différents les uns des autres </text:p>
      <text:p text:style-name="P9"/>
      <text:p text:style-name="P9"/>
      <text:p text:style-name="P9">Photo du schéma  ? </text:p>
      <text:p text:style-name="P3"/>
      <text:h text:style-name="P17" text:outline-level="1"><text:span text:style-name="T15">Retour</text:span><text:span text:style-name="T14"> des acteurs à propos</text:span><text:span text:style-name="T12"> </text:span><text:span text:style-name="T15">du </text:span><text:span text:style-name="T12">modèle </text:span><text:span text:style-name="T15">et des scénarios</text:span></text:h>
      <text:p text:style-name="P23"/>
      <text:p text:style-name="P4"/>
      <text:p text:style-name="P10">Les acteurs semblent s’être bien emparés du concept de modèle comme machine à dérouler un scénario  : </text:p>
      <text:p text:style-name="P10"/>
      <text:p text:style-name="P11">Exemple avec l’intervention de Pierre : </text:p>
      <text:p text:style-name="P15"><text:span text:style-name="T3"><text:s/>«Pour faire de la jachère , il faut de la terre, celui a de la terre </text:span><text:span text:style-name="T4">peut</text:span><text:span text:style-name="T5"> [emphase par moi] faire de la jachère, celui qui n’a pas [suffisament] de terre </text:span><text:span text:style-name="T6">ne peut pas faire de jachère.</text:span></text:p>
      <text:p text:style-name="P3"/>
      <text:p text:style-name="P12">Étienne rebondit : « Pierre vient de faire <text:span text:style-name="T11">son</text:span><text:span text:style-name="T20"> modèle»</text:span></text:p>
      <text:p text:style-name="P3"/>
      <text:p text:style-name="P12">Autre<text:span text:style-name="T21">s</text:span> exemple<text:span text:style-name="T21">s</text:span> de <text:span text:style-name="T21">prospective donnés par les acteur·ice·s : </text:span></text:p>
      <text:p text:style-name="P12">Assane : «La police pourrait réglementer la jachère»</text:p>
      <text:p text:style-name="P13">Aïsatou : «Les variétés cultivées ne sont pas toujours adaptées, par exemple cette année on eu une pluviométrie très forte et pourtant les récoltes sont mauvaises»</text:p>
      <text:p text:style-name="P12"/>
      <text:p text:style-name="P12"/>
      <text:p text:style-name="P13"><text:soft-page-break/>De mon point de vue , les acteurs ont proposé des scénarios <text:span text:style-name="T22">qui reposent sur l’altération de </text:span>différents <text:span text:style-name="T22">faits et principes structurants </text:span><text:s/> : </text:p>
      <text:list xml:id="list1867977816" text:style-name="L1">
        <text:list-item>
          <text:p text:style-name="P25"><text:span text:style-name="T22">le </text:span>pouvoir et <text:span text:style-name="T22">le </text:span>droit (administratif, Eaux et forêts ou police ) </text:p>
        </text:list-item>
        <text:list-item>
          <text:p text:style-name="P25">le rôle du collectif</text:p>
        </text:list-item>
        <text:list-item>
          <text:p text:style-name="P25">la technique (les variétés de semences sont abondamment discutées) </text:p>
        </text:list-item>
        <text:list-item>
          <text:p text:style-name="P25">l’inégalité et l’hétérogénéité  : «tout le monde ne peut pas, tout le monde ne fait pas» </text:p>
        </text:list-item>
      </text:list>
      <text:p text:style-name="P13"/>
      <text:p text:style-name="P13"/>
      <text:p text:style-name="P13"/>
      <text:h text:style-name="P22" text:outline-level="2">Détour par les semences et variétés </text:h>
      <text:p text:style-name="P16"/>
      <text:p text:style-name="P26">Une discussion assez enlevée est partie sur les variétés de semences .</text:p>
      <text:p text:style-name="P13">À la base, cela vient de l’exemple de Paul Séné pour un ménage fictif de 5 parcelles , cultivant une ancienne variété , qui a besoin de tout pour cultiver. </text:p>
      <text:p text:style-name="P13">Avec une nouvelle variété plus productive, 2 parcelles aurait suffi.</text:p>
      <text:p text:style-name="P13"/>
      <text:p text:style-name="P38">Des variétés ont un très bon rendement les premières années (2-3) mais après ces trois ans, elle donnent moins qu’une variété <text:s/>plus stable , au pic de productivité moins prononcé.</text:p>
      <text:p text:style-name="P38"/>
      <text:p text:style-name="P13">Les variétés ancestrales étaient adaptées à des cycles longs , pour 4 mois de pluie, maintenant c’est 2-3 mois de pluie et ces variétés ne sont plus adaaptées (i.e. donnent moins)</text:p>
      <text:p text:style-name="P13"/>
      <text:p text:style-name="P27">Les acteurs mentionnent des projets de recherche et de développements précédents, qui ont bien fonctionné mais n’ont pas « pris » chez les serrères, faute d’organisation et d’information.</text:p>
      <text:p text:style-name="P27"/>
      <text:p text:style-name="P3"/>
      <text:h text:style-name="P19" text:outline-level="1"><text:bookmark-start text:name="__DdeLink__598_1256107268"/><text:span text:style-name="T17">Les résidus de récolte : la paille</text:span><text:span text:style-name="T9"> </text:span></text:h>
      <text:p text:style-name="P6"><text:bookmark-end text:name="__DdeLink__598_1256107268"/></text:p>
      <text:p text:style-name="P13">La question de la paille est centrale car elle fixe la taille du troupeau viable à l’année : tout cheptel excédentaire part en trasnhumance, faute de fourrage. Les pailles des ménages qui n’ont pas de bêtes sont également rentrées à l’abri pour ne pas être broutées par les bâtes de passage, ou pendant la nuit. Ces pailles seront vendues contre de l’engrais (fumier de poule) <text:span text:style-name="T22">dans le cas de paysans sans troupeau.</text:span></text:p>
      <text:p text:style-name="P13"/>
      <text:p text:style-name="P13"/>
      <text:p text:style-name="P14">Les tailles de cheptel ont beaucoup augmenté, et leur fourrage est devenu problématique. Tous les acteurs indiquent que les conditions (économiques, climatiques, foncières) étaient plus favorables dans les 70’s, pour un troupeau petit : on pouvait les nourrir toute l’année. Désormais les cheptles ont augmenté (Cela vaut aussi dans une moindre mesure pour les animaux de traits) et c’est la course au fourrage. Et ça rajoute une tension supplémentaire au manque de terre <text:span text:style-name="T22">déjà structurant pour la culture vivirère : </text:span>La terre manque pour se nourrir <text:span text:style-name="T11">et</text:span> nourrir les bêtes.</text:p>
      <text:p text:style-name="P14"/>
      <text:p text:style-name="P44"><text:soft-page-break/><text:span text:style-name="T7">Les animaux de traits sont fondamentaux : ils tirent les araires, mais servent aussi au transport de personnes pour les évènements sociaux et de fournitures. 2À 3 animaux de traits suffisent pour l’exploitation d’une cuisine de 15 personnes.</text:span></text:p>
      <text:p text:style-name="P14"/>
      <text:p text:style-name="P14"><text:s/></text:p>
      <text:p text:style-name="P13"/>
      <text:h text:style-name="P20" text:outline-level="1"><text:span text:style-name="T17">Les r</text:span><text:span text:style-name="T18">evenus des cuisines </text:span></text:h>
      <text:p text:style-name="P7"/>
      <text:p text:style-name="P8">Jeu avec les acteurs : <text:span text:style-name="T22">Comment sont réparties les sources de revenus d’un ménage à Diohine.</text:span><text:line-break/><text:span text:style-name="T22">10 guichets de revenus sont proposés : </text:span></text:p>
      <text:p text:style-name="P8"/>
      <text:list xml:id="list2402168858" text:style-name="L2">
        <text:list-item>
          <text:p text:style-name="P45"><text:span text:style-name="T8">Boutiques et Prestations « externes »</text:span></text:p>
        </text:list-item>
        <text:list-item>
          <text:p text:style-name="P45"><text:span text:style-name="T8">Vente de mil<text:tab/></text:span></text:p>
        </text:list-item>
        <text:list-item>
          <text:p text:style-name="P45"><text:span text:style-name="T8">Vente de fanes d’arachide <text:tab/></text:span></text:p>
        </text:list-item>
        <text:list-item>
          <text:p text:style-name="P45"><text:span text:style-name="T8">Travail en ville<text:tab/></text:span></text:p>
        </text:list-item>
        <text:list-item>
          <text:p text:style-name="P45"><text:span text:style-name="T8">Vente de Niébé<text:tab/></text:span></text:p>
        </text:list-item>
        <text:list-item>
          <text:p text:style-name="P45"><text:span text:style-name="T8">Vente de Bissap<text:tab/></text:span></text:p>
        </text:list-item>
        <text:list-item>
          <text:p text:style-name="P45"><text:span text:style-name="T8">Vente de la cueillette des arbres<text:tab/></text:span></text:p>
        </text:list-item>
        <text:list-item>
          <text:p text:style-name="P45"><text:span text:style-name="T8">Vente de paille de Mil<text:tab/></text:span></text:p>
        </text:list-item>
        <text:list-item>
          <text:p text:style-name="P45"><text:span text:style-name="T8">Vente d’arachide<text:tab/></text:span></text:p>
        </text:list-item>
        <text:list-item>
          <text:p text:style-name="P45"><text:span text:style-name="T8">Vente de bêtes</text:span></text:p>
        </text:list-item>
      </text:list>
      <text:p text:style-name="P8"/>
      <text:p text:style-name="P8"/>
      <text:p text:style-name="P8"><text:span text:style-name="T22">À chaque groupe de trois acteur·ice·s, on donne </text:span>40 boutons à répartir dans des guichets de revenus .</text:p>
      <text:p text:style-name="P8"/>
      <text:p text:style-name="P47"/>
      <text:p text:style-name="P30">Profils de revenus obtenus : </text:p>
      <text:p text:style-name="P46"/>
      <text:p text:style-name="P29"/>
      <text:p text:style-name="P8"/>
      <text:p text:style-name="P8"><draw:frame draw:style-name="fr1" draw:name="Object2" text:anchor-type="char" svg:width="21.001cm" svg:height="8.348cm" draw:z-index="0"><draw:object xlink:href="./Object 2" xlink:type="simple" xlink:show="embed" xlink:actuate="onLoad"/><draw:image xlink:href="./ObjectReplacements/Object 2" xlink:type="simple" xlink:show="embed" xlink:actuate="onLoad"/></draw:frame></text:p>
      <text:p text:style-name="P7"/>
      <text:p text:style-name="P7"/>
      <text:p text:style-name="P32">Que faire de ces résultats ?  : </text:p>
      <text:p text:style-name="P32">- reconnaître le gros biais de sélection, la taille de l’échantillon <text:s/>et l’hétérogénéité des réponses : certaines sont concertées et pour un ménage « moyen » hypothétique, d’autres sont des profils des ménages des acteurs eux·elles même.</text:p>
      <text:p text:style-name="P32">- on identifie quand assez facilement des <text:s/>catégories d’activité  : éleveur, paysan, commerçant</text:p>
      <text:p text:style-name="P32"/>
      <text:p text:style-name="P32">On demande ensuite aux acteurs d’indiquer la distribution de ces profils à Diohine .</text:p>
      <text:p text:style-name="P32"/>
      <text:p text:style-name="P33">Les profils les plus représentés sont ceux donnés par les groupes de trois acteurs. Ces ménages sont trois fois plus représentés que les quatres autres, ceux d’Aïsatou , Pierre, Raphaël et Assane.</text:p>
      <text:p text:style-name="P33"/>
      <text:p text:style-name="P33">On a donc une base pour structurer la composition du village dans le modèle, si l’on désire reproduire la trajectoire d’une village semblable à Diohine du point de vue des sortes de ménages !</text:p>
      <text:p text:style-name="P33"/>
      <text:h text:style-name="P21" text:outline-level="1"><text:span text:style-name="T16">Poser des questions au modèle</text:span> </text:h>
      <text:p text:style-name="P34"/>
      <text:p text:style-name="P34"/>
      <text:p text:style-name="P35">Comme la notion de modèle et de scénario semble bien passée on recueille les questions que les acteurs pooseraient au modèle, après avoir donné deux exemples : </text:p>
      <text:p text:style-name="P35"/>
      <text:p text:style-name="P35"/>
      <text:p text:style-name="P36"><text:bookmark-start text:name="__DdeLink__2071_1990440096"/>Exemple de question d’Étienne :Peut-on maximiser l’action collective ? </text:p>
      <text:p text:style-name="P36"><text:soft-page-break/>Exemple de question de Mathieu  : Quel est l’impact de la taille du troupeau sur le maintien de la fertilité (et la population ainsi maintenue) <text:s/></text:p>
      <text:p text:style-name="P36"><text:bookmark-end text:name="__DdeLink__2071_1990440096"/></text:p>
      <text:p text:style-name="P36"/>
      <text:p text:style-name="P36"/>
      <text:p text:style-name="P36">Questions posées par les acteurs : </text:p>
      <text:p text:style-name="P36"/>
      <text:list xml:id="list1650921178" text:style-name="L3">
        <text:list-item>
          <text:p text:style-name="P37">Comment convaincre les cuisines de diminuer les surfaces cultivées au profit de la jachère ? </text:p>
        </text:list-item>
        <text:list-item>
          <text:p text:style-name="P37">Au vu des profils disparates du tableau, comment obtenir des cuisinies plus homogènes , comment ne pas laisser de côté les cuisines marginales ? </text:p>
        </text:list-item>
        <text:list-item>
          <text:p text:style-name="P37">Nous sommes des agriculteurs et des éleveurs, on a besoin de notre production pour vivre et pour vendre. Comment mieux vivre / garantir la viabilité de l’existence ? </text:p>
        </text:list-item>
        <text:list-item>
          <text:p text:style-name="P37">Comment faire pour que les cuisines aiment moins de 10 bêtes [ j’ai mal compris cette partie, je mets la reformulation:] Peut-on jouer sur la taille maximum des cheptel pour garantire la viabilité du village ? </text:p>
        </text:list-item>
      </text:list>
      <text:p text:style-name="P36"/>
      <text:p text:style-name="P36"/>
      <text:p text:style-name="P33"/>
      <text:h text:style-name="P17" text:outline-level="1"><text:bookmark-start text:name="__DdeLink__2069_1990440096"/><text:span text:style-name="T13">Débriefing de fin de journée :</text:span> </text:h>
      <text:p text:style-name="P2"><text:bookmark-end text:name="__DdeLink__2069_1990440096"/></text:p>
      <text:p text:style-name="P41">Côté Atelier </text:p>
      <text:p text:style-name="P41"/>
      <text:p text:style-name="P41">Réunion en Mai à Diohine, il faudrait élargir le nombre de village <text:span text:style-name="T24">et convier 2 acteurs représentants chaque village.</text:span></text:p>
      <text:p text:style-name="P42">Le CIRAD peut appuyer la logistique (repas, chaise , salle) de cette réunion, mais le côté social (qui vient?) et l’organisation est à la charge des acteurs</text:p>
      <text:p text:style-name="P2"/>
      <text:p text:style-name="P2"/>
      <text:p text:style-name="P41">Côté Modèle : </text:p>
      <text:p text:style-name="P2"/>
      <text:p text:style-name="P14">Il va falloir modéliser la dynamique des troupeaux de façon complète, car rôle central dans l’économie du ménage, la fertilité et la tension sur la surface de terre utilisée.<text:line-break/><text:span text:style-name="T23">Il nous faut aussi questionner les agronomes pour esquisser le rôle de la paille sur la qualité du sol, pour les scénario alternatifs où elle ne serait pas entièrement manbgée par les troupeaux </text:span></text:p>
      <text:p text:style-name="P2"/>
      <text:p text:style-name="P2"/>
      <text:p text:style-name="P42">Côté Modélisation :</text:p>
      <text:p text:style-name="P42"/>
      <text:p text:style-name="P42">Essayer de voir Antoine Coueden <text:s/>pour préciser/fixer le rôle des cultures, apports et pratiques sur la qualité du sol et notre modèle agronomique simplifié, qui régule la quantité d’azote mobilisable par les plantes, et donc la productivité du mètre carré de sol à Diohine <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6T11:03:31.856146128</meta:creation-date>
    <dc:date>2022-12-09T10:48:09.617094954</dc:date>
    <meta:editing-duration>PT1H27M7S</meta:editing-duration>
    <meta:editing-cycles>18</meta:editing-cycles>
    <meta:generator>LibreOffice/6.4.7.2$Linux_X86_64 LibreOffice_project/40$Build-2</meta:generator>
    <meta:document-statistic meta:table-count="0" meta:image-count="0" meta:object-count="1" meta:page-count="5" meta:paragraph-count="74" meta:word-count="1284" meta:character-count="7587" meta:non-whitespace-character-count="6334"/>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41cm"/>
    </style:style>
    <style:style style:name="co2" style:family="table-column">
      <style:table-column-properties fo:break-before="auto" style:column-width="2.014cm"/>
    </style:style>
    <style:style style:name="co3" style:family="table-column">
      <style:table-column-properties fo:break-before="auto" style:column-width="1.96cm"/>
    </style:style>
    <style:style style:name="co4" style:family="table-column">
      <style:table-column-properties fo:break-before="auto" style:column-width="1.198cm"/>
    </style:style>
    <style:style style:name="co5" style:family="table-column">
      <style:table-column-properties fo:break-before="auto" style:column-width="1.117cm"/>
    </style:style>
    <style:style style:name="co6" style:family="table-column">
      <style:table-column-properties fo:break-before="auto" style:column-width="1.552cm"/>
    </style:style>
    <style:style style:name="co7" style:family="table-column">
      <style:table-column-properties fo:break-before="auto" style:column-width="1.879cm"/>
    </style:style>
    <style:style style:name="co8" style:family="table-column">
      <style:table-column-properties fo:break-before="auto" style:column-width="1.933cm"/>
    </style:style>
    <style:style style:name="co9" style:family="table-column">
      <style:table-column-properties fo:break-before="auto" style:column-width="1.797cm"/>
    </style:style>
    <style:style style:name="co10" style:family="table-column">
      <style:table-column-properties fo:break-before="auto" style:column-width="2.205cm"/>
    </style:style>
    <style:style style:name="co1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2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 style:family="table-cell" style:parent-style-name="Default">
      <style:table-cell-properties fo:wrap-option="wrap" fo:border="0.74pt solid #000000"/>
    </style:style>
    <style:style style:name="ce3" style:family="table-cell" style:parent-style-name="Default">
      <style:table-cell-properties fo:border="0.74pt solid #000000"/>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fo:wrap-option="wrap" fo:border="0.74pt solid #000000"/>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4"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8"/>
        <table:table-column table:style-name="co9" table:default-cell-style-name="ce9"/>
        <table:table-row table:style-name="ro1" table:number-rows-repeated="3">
          <table:table-cell table:style-name="Default" table:number-columns-repeated="13"/>
        </table:table-row>
        <table:table-row table:style-name="ro2">
          <table:table-cell table:style-name="ce7"/>
          <table:table-cell table:style-name="ce7" office:value-type="string" calcext:value-type="string">
            <text:p>Boutiques et Prestations « externes »</text:p>
          </table:table-cell>
          <table:table-cell table:style-name="ce7" office:value-type="string" calcext:value-type="string">
            <text:p>Vente de mil</text:p>
          </table:table-cell>
          <table:table-cell table:style-name="ce7" office:value-type="string" calcext:value-type="string">
            <text:p>Vente de fanes d’arachide </text:p>
          </table:table-cell>
          <table:table-cell table:style-name="ce7" office:value-type="string" calcext:value-type="string">
            <text:p>Travail en ville</text:p>
          </table:table-cell>
          <table:table-cell table:style-name="ce7" office:value-type="string" calcext:value-type="string">
            <text:p>Vente de Niébé</text:p>
          </table:table-cell>
          <table:table-cell table:style-name="ce7" office:value-type="string" calcext:value-type="string">
            <text:p>Vente de Bissap</text:p>
          </table:table-cell>
          <table:table-cell table:style-name="ce7" office:value-type="string" calcext:value-type="string">
            <text:p>Vente de la cueillette des arbres</text:p>
          </table:table-cell>
          <table:table-cell table:style-name="ce7" office:value-type="string" calcext:value-type="string">
            <text:p>Vente de paille de Mil</text:p>
          </table:table-cell>
          <table:table-cell table:style-name="ce7" office:value-type="string" calcext:value-type="string">
            <text:p>Vente d’arachide</text:p>
          </table:table-cell>
          <table:table-cell table:style-name="ce7" office:value-type="string" calcext:value-type="string">
            <text:p>Vente de bêtes</text:p>
          </table:table-cell>
          <table:table-cell table:style-name="ce7" office:value-type="string" calcext:value-type="string">
            <text:p>Remarques</text:p>
          </table:table-cell>
          <table:table-cell table:style-name="ce7" office:value-type="string" calcext:value-type="string">
            <text:p>Somme</text:p>
          </table:table-cell>
        </table:table-row>
        <table:table-row table:style-name="ro3">
          <table:table-cell office:value-type="string" calcext:value-type="string">
            <text:p>Assane</text:p>
          </table:table-cell>
          <table:table-cell table:number-columns-repeated="3"/>
          <table:table-cell table:number-columns-repeated="4" office:value-type="float" office:value="1" calcext:value-type="float">
            <text:p>1</text:p>
          </table:table-cell>
          <table:table-cell/>
          <table:table-cell office:value-type="float" office:value="1" calcext:value-type="float">
            <text:p>1</text:p>
          </table:table-cell>
          <table:table-cell office:value-type="float" office:value="35" calcext:value-type="float">
            <text:p>35</text:p>
          </table:table-cell>
          <table:table-cell/>
          <table:table-cell table:formula="of:=SUM([.B5:.K5])" office:value-type="float" office:value="40" calcext:value-type="float">
            <text:p>40</text:p>
          </table:table-cell>
        </table:table-row>
        <table:table-row table:style-name="ro3">
          <table:table-cell office:value-type="string" calcext:value-type="string">
            <text:p>Pierre</text:p>
          </table:table-cell>
          <table:table-cell office:value-type="float" office:value="6" calcext:value-type="float">
            <text:p>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float" office:value="11" calcext:value-type="float">
            <text:p>11</text:p>
          </table:table-cell>
          <table:table-cell table:number-columns-repeated="2"/>
          <table:table-cell office:value-type="float" office:value="5" calcext:value-type="float">
            <text:p>5</text:p>
          </table:table-cell>
          <table:table-cell office:value-type="float" office:value="6" calcext:value-type="float">
            <text:p>6</text:p>
          </table:table-cell>
          <table:table-cell/>
          <table:table-cell table:formula="of:=SUM([.B6:.K6])" office:value-type="float" office:value="43" calcext:value-type="float">
            <text:p>43</text:p>
          </table:table-cell>
        </table:table-row>
        <table:table-row table:style-name="ro4">
          <table:table-cell office:value-type="string" calcext:value-type="string">
            <text:p>Aïsatou</text:p>
          </table:table-cell>
          <table:table-cell office:value-type="float" office:value="14" calcext:value-type="float">
            <text:p>14</text:p>
          </table:table-cell>
          <table:table-cell table:number-columns-repeated="3"/>
          <table:table-cell office:value-type="float" office:value="3" calcext:value-type="float">
            <text:p>3</text:p>
          </table:table-cell>
          <table:table-cell office:value-type="float" office:value="5" calcext:value-type="float">
            <text:p>5</text:p>
          </table:table-cell>
          <table:table-cell table:number-columns-repeated="2"/>
          <table:table-cell office:value-type="float" office:value="13" calcext:value-type="float">
            <text:p>13</text:p>
          </table:table-cell>
          <table:table-cell office:value-type="float" office:value="7" calcext:value-type="float">
            <text:p>7</text:p>
          </table:table-cell>
          <table:table-cell office:value-type="string" calcext:value-type="string">
            <text:p>Guichet 1= fixeuse pour projets IRD</text:p>
          </table:table-cell>
          <table:table-cell table:formula="of:=SUM([.B7:.K7])" office:value-type="float" office:value="42" calcext:value-type="float">
            <text:p>42</text:p>
          </table:table-cell>
        </table:table-row>
        <table:table-row table:style-name="ro5">
          <table:table-cell office:value-type="string" calcext:value-type="string">
            <text:p>Paul Séné et Marie Hélène et Ablaye</text:p>
          </table:table-cell>
          <table:table-cell office:value-type="float" office:value="4" calcext:value-type="float">
            <text:p>4</text:p>
          </table:table-cell>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6" calcext:value-type="float">
            <text:p>6</text:p>
          </table:table-cell>
          <table:table-cell/>
          <table:table-cell table:formula="of:=SUM([.B8:.K8])" office:value-type="float" office:value="40" calcext:value-type="float">
            <text:p>40</text:p>
          </table:table-cell>
        </table:table-row>
        <table:table-row table:style-name="ro4">
          <table:table-cell office:value-type="string" calcext:value-type="string">
            <text:p>Joseph et <text:s/>Ndieye et Hamet</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office:value-type="float" office:value="4" calcext:value-type="float">
            <text:p>4</text:p>
          </table:table-cell>
          <table:table-cell office:value-type="float" office:value="2" calcext:value-type="float">
            <text:p>2</text:p>
          </table:table-cell>
          <table:table-cell table:number-columns-repeated="2" office:value-type="float" office:value="6" calcext:value-type="float">
            <text:p>6</text:p>
          </table:table-cell>
          <table:table-cell/>
          <table:table-cell table:formula="of:=SUM([.B9:.K9])" office:value-type="float" office:value="40" calcext:value-type="float">
            <text:p>40</text:p>
          </table:table-cell>
        </table:table-row>
        <table:table-row table:style-name="ro6">
          <table:table-cell office:value-type="string" calcext:value-type="string">
            <text:p>Raphaël </text:p>
          </table:table-cell>
          <table:table-cell office:value-type="float" office:value="16" calcext:value-type="float">
            <text:p>16</text:p>
          </table:table-cell>
          <table:table-cell table:number-columns-repeated="2"/>
          <table:table-cell office:value-type="float" office:value="8" calcext:value-type="float">
            <text:p>8</text:p>
          </table:table-cell>
          <table:table-cell table:number-columns-repeated="2" office:value-type="float" office:value="5" calcext:value-type="float">
            <text:p>5</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neveu de pierre plus typique de l’agropasteur sérrère</text:p>
          </table:table-cell>
          <table:table-cell table:formula="of:=SUM([.B10:.K10])" office:value-type="float" office:value="42" calcext:value-type="float">
            <text:p>42</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9">00/00/0000</text:date>, <text:time style:data-style-name="N2" text:time-value="09:59:33.6285250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